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0B0000000BAD27F3F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Lucida Bright" svg:font-family="'Lucida Bright'"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Contents_20_1">
      <style:paragraph-properties>
        <style:tab-stops>
          <style:tab-stop style:position="0cm"/>
          <style:tab-stop style:position="13.7cm" style:type="right" style:leader-style="dotted" style:leader-text="."/>
        </style:tab-stops>
      </style:paragraph-properties>
    </style:style>
    <style:style style:name="P2" style:family="paragraph" style:parent-style-name="Contents_20_2">
      <style:paragraph-properties>
        <style:tab-stops>
          <style:tab-stop style:position="0cm"/>
          <style:tab-stop style:position="13.3cm" style:type="right" style:leader-style="dotted" style:leader-text="."/>
        </style:tab-stops>
      </style:paragraph-properties>
    </style:style>
    <style:style style:name="P3" style:family="paragraph" style:parent-style-name="Numbering_20_1" style:list-style-name="L1"/>
    <style:style style:name="P4" style:family="paragraph" style:parent-style-name="Text_20_body" style:list-style-name="L1"/>
    <style:style style:name="P5" style:family="paragraph" style:parent-style-name="Heading_20_2">
      <style:paragraph-properties fo:line-height="150%"/>
    </style:style>
    <style:style style:name="P6" style:family="paragraph" style:parent-style-name="Text_20_body">
      <style:text-properties style:font-name="Arial1"/>
    </style:style>
    <style:style style:name="T1" style:family="text">
      <style:text-properties fo:language="en" fo:country="US"/>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min-label-width="1.199cm"/>
      </text:list-level-style-number>
      <text:list-level-style-number text:level="2" style:num-suffix="." style:num-format="1" text:display-levels="2">
        <style:list-level-properties text:min-label-width="1.499cm"/>
      </text:list-level-style-number>
      <text:list-level-style-number text:level="3" style:num-suffix="." style:num-format="1" text:display-levels="3">
        <style:list-level-properties text:min-label-width="1.9cm"/>
      </text:list-level-style-number>
      <text:list-level-style-number text:level="4" style:num-suffix="." style:num-format="1" text:display-levels="4">
        <style:list-level-properties text:min-label-width="2.49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1"><text:bookmark-start text:name="Titel"/><text:reference-mark-start text:name="Titel"/>Das „Entwurfs“-Formular<text:bookmark-end text:name="Titel"/><text:reference-mark-end text:name="Titel"/></text:p>
      <text:p text:style-name="Titel_20_2">Einige Anmerkungen</text:p>
      <text:table-of-content text:style-name="Sect1" text:protected="true" text:name="Inhaltsverzeichnis1">
        <text:table-of-content-source text:outline-level="5">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link-start text:style-name="Internet_20_link"/>
            <text:index-entry-page-number/>
            <text:index-entry-link-end/>
          </text:table-of-content-entry-template>
        </text:table-of-content-source>
        <text:index-body>
          <text:p text:style-name="P1">1.<text:tab/>Allgemeines<text:tab/><text:a xlink:type="simple" xlink:href="#1.Allgemeines|outline" text:style-name="Internet_20_link" text:visited-style-name="Internet_20_link">1</text:a></text:p>
          <text:p text:style-name="P1">2.<text:tab/>Einrichten als Vorlage<text:tab/><text:a xlink:type="simple" xlink:href="#2.Einrichten als Vorlage|outline" text:style-name="Internet_20_link" text:visited-style-name="Internet_20_link">2</text:a></text:p>
          <text:p text:style-name="P1">3.<text:tab/>Bedienung<text:tab/><text:a xlink:type="simple" xlink:href="#3.Bedienung|outline" text:style-name="Internet_20_link" text:visited-style-name="Internet_20_link">2</text:a></text:p>
          <text:p text:style-name="P2">3.1.<text:tab/>Zuweisen über Tastaturkürzel<text:tab/><text:a xlink:type="simple" xlink:href="#3.1.Zuweisen über Tastaturkürzel|outline" text:style-name="Internet_20_link" text:visited-style-name="Internet_20_link">2</text:a></text:p>
          <text:p text:style-name="P2">3.2.<text:tab/>Ändern der Schriftart<text:tab/><text:a xlink:type="simple" xlink:href="#3.2.Ändern der Schriftart|outline" text:style-name="Internet_20_link" text:visited-style-name="Internet_20_link">3</text:a></text:p>
          <text:p text:style-name="P2">3.3.<text:tab/>Der Titel rechts oben<text:tab/><text:a xlink:type="simple" xlink:href="#3.3.Der Titel rechts oben|outline" text:style-name="Internet_20_link" text:visited-style-name="Internet_20_link">3</text:a></text:p>
          <text:p text:style-name="P2">3.4.<text:tab/>Die Orga-Leiste in der Fußnote<text:tab/><text:a xlink:type="simple" xlink:href="#3.4.Die Orga-Leiste in der Fußnote|outline" text:style-name="Internet_20_link" text:visited-style-name="Internet_20_link">3</text:a></text:p>
          <text:p text:style-name="P2">3.5.<text:tab/>Wirklich lange Texte<text:tab/><text:a xlink:type="simple" xlink:href="#3.5.Wirklich lange Texte|outline" text:style-name="Internet_20_link" text:visited-style-name="Internet_20_link">4</text:a></text:p>
          <text:p text:style-name="P1">4.<text:tab/>Beim Schreiben<text:tab/><text:a xlink:type="simple" xlink:href="#4.Beim Schreiben|outline" text:style-name="Internet_20_link" text:visited-style-name="Internet_20_link">4</text:a></text:p>
          <text:p text:style-name="P2">4.1.<text:tab/>„Gutes“ Layout hat keine Leerzeilen!<text:tab/><text:a xlink:type="simple" xlink:href="#4.1.„Gutes“ Layout hat keine Leerzeilen!|outline" text:style-name="Internet_20_link" text:visited-style-name="Internet_20_link">4</text:a></text:p>
          <text:p text:style-name="P2">4.2.<text:tab/>Einige Anmerkungen zum gewählten Layout<text:tab/><text:a xlink:type="simple" xlink:href="#4.2.Einige Anmerkungen zum gewählten Layout|outline" text:style-name="Internet_20_link" text:visited-style-name="Internet_20_link">4</text:a></text:p>
          <text:p text:style-name="P2">4.3.<text:tab/>Nur Überschriften, kein Text – und der Umbruch ist eigentümlich<text:tab/><text:a xlink:type="simple" xlink:href="#4.3.Nur Überschriften, kein Text – und der Umbruch ist eigentümlich|outline" text:style-name="Internet_20_link" text:visited-style-name="Internet_20_link">5</text:a></text:p>
        </text:index-body>
      </text:table-of-content>
      <text:h text:style-name="Heading_20_1" text:outline-level="1">Allgemeines</text:h>
      <text:p text:style-name="Text_20_body">Das Dokument ist als einfache Vorlage zur Herstellung strukturierter Texte gedacht. Es ist ohne „<text:span text:style-name="T1">bells &amp; whistles</text:span>“ und für gute Bearbeitung am Bildschirm gedacht. </text:p>
      <text:p text:style-name="Text_20_body">Es soll das Schreiben in einem Workflow erleichtern – der fertige Text sollte abschließend in eine ansprechendes Layout kopiert werden, was gut gelingt, wenn dort die verwendeten Absatzvorlagen (im wesentlichen also Textkörper und Überschrift 1-4) ebenfalls definiert sind. </text:p>
      <text:p text:style-name="Text_20_body">Ausdrucke kommen auch noch gut lesbar aus dem Drucker, wenn man zwei Seiten auf eine druckt (viele Druckertreiber bieten das ja an). Ggf. die Schriftgröße für Textkörper wie unten beschrieben auf 13 Pkt heraufsetzen, falls die Lesebrille es dann (wie bei mir) nicht mehr schafft.</text:p>
      <text:h text:style-name="Heading_20_1" text:outline-level="1">Einrichten als Vorlage</text:h>
      <text:p text:style-name="Text_20_body">Zur Verwendung der Vorlage sollten folgende Schritte unternommen werden</text:p>
      <text:list text:style-name="L1">
        <text:list-item>
          <text:p text:style-name="P3" text:cond-style-name="P4">der ganze Text mit Ausnahme der ersten Überschrift löschen, </text:p>
        </text:list-item>
        <text:list-item>
          <text:p text:style-name="P3" text:cond-style-name="P4">Den Titel neutralisieren (z. B. „Titel1“ <text:s/>und „Titel2“ reinschreiben</text:p>
        </text:list-item>
        <text:list-item>
          <text:p text:style-name="P3" text:cond-style-name="P4">das Inhaltsverzeichnis aktualisieren (rechte Maustaste)</text:p>
        </text:list-item>
        <text:list-item>
          <text:p text:style-name="P3" text:cond-style-name="P4">ggf. die Absatzvorlagen ändern wie weiter unter beschrieben (Schriftarten, Abstände) </text:p>
        </text:list-item>
        <text:list-item>
          <text:p text:style-name="P3" text:cond-style-name="P4">als Textdokumentvorlage speichern (Menü Datei, Befehl Dokumentvorlage &gt; Speichern.</text:p>
        </text:list-item>
      </text:list>
      <text:h text:style-name="Heading_20_1" text:outline-level="1">Bedienung</text:h>
      <text:h text:style-name="Heading_20_2" text:outline-level="2">Zuweisen über Tastaturkürzel</text:h>
      <text:p text:style-name="Text_20_body">Die Überschrift-Ebenen 1 - 4 können per Crtl-Alt-1 bis Ctrl-Alt-4 zugewiesene werden.</text:p>
      <text:p text:style-name="Text_20_body">Wieder zu normalem Text („Textkörper“) wird es mit Crtl-Alt-n.</text:p>
      <text:h text:style-name="P5" text:outline-level="2">Ändern der Schriftart</text:h>
      <text:p text:style-name="Text_20_body">Zum Ändern der Schrift für den Text muss die Schriftart der Absatzvorlage „Textkörper“ geändert werden; für die Überschriften die Absatzvorlage „Überschrift“. Diese beiden vererben dann die Schriftart – an wen, sieht man, wenn man im Stylisten die Darstellungsart „hierarchisch“ wählt. </text:p>
      <text:p text:style-name="Text_20_body">Die Titel ganz oben haben eine eigene Vorlage – Titel1 und Titel2. Sollen die geändert werden, dann entsprechend Titel1 ändern (Titel 2 erbt wieder von Titel 1).</text:p>
      <text:h text:style-name="Heading_20_2" text:outline-level="2">Der Titel rechts oben</text:h>
      <text:p text:style-name="Text_20_body">Ist dynamisch mit der ersten Überschrift (die grau hinterlegte) verknüpft. Funktioniert leider etwas umständlich – man darf die Überschrift nie ganz ersetzen, sondern immer nur Stück für Stück - sonst ist die Textmarke futsch und es wird nichts mehr angezeigt. Manchmal denke ich, es ist einfacher, die Überschrift einfach nochmal hoch zu kopieren ;-)</text:p>
      <text:h text:style-name="Heading_20_2" text:outline-level="2">Die Orga-Leiste in der Fußnote</text:h>
      <text:p text:style-name="Text_20_body">Dir Revisionsnummer zählt mit, wie oft das selbe Dokument schon mal gespeichert wird – wenn man es mit „Speichern unter…“ ablegt, beginnt es wieder bei 1. Hilft manchmal bei Fragen wie „Was ist die aktuelle Version“ - insbesondere, wenn man vor zwei Ausdrucken sitzt in Verbindung mit dem Dateinamen rechts unten</text:p>
      <text:p text:style-name="Text_20_body">Ob der Autor noch drin stehen muss, ist Geschmacksache – man kann ihn ja einfach löschen. Achtung: Das ganze ist eine Tabelle mit zwei Zeilen und drei Spalten. Unter Autor wird der Erstautor genannt (das ist der Erzeuger des Dokuments - „speichern unter…“ ändert diesen Wert nicht mehr) – daher funktioniert das auch nur dann korrekt, wenn das Dokument als Vorlage gespeichert wird und man ein neues Dokument von der Vorlage „abreißt“.</text:p>
      <text:h text:style-name="Heading_20_2" text:outline-level="2">Wirklich lange Texte</text:h>
      <text:p text:style-name="Text_20_body">Bei diesen sollte man der Überschrift1 ändern und ihr auf dem Reiter „Textfluss“ noch ein <text:s/>Häkchen bei Umbrüche Einfügen gönnen (Typ „Seite“ und „davor“) - das sorgt dafür, dass jede Überschrift1 auf einer neuen Seite beginnt und schafft so etwas mehr Übersichtlichkeit.</text:p>
      <text:h text:style-name="Heading_20_1" text:outline-level="1">Beim Schreiben</text:h>
      <text:h text:style-name="Heading_20_2" text:outline-level="2">„Gutes“ Layout hat keine Leerzeilen!</text:h>
      <text:p text:style-name="Text_20_body">Im Text sollten keine leeren Zeilen mehr sein – Die Abstände zwischen den Absätzen und über den Überschriften <text:s/>sind wegen der Lesbarkeit bewusst so gewählt, wie sie sind. Wenn Euch das Layout nicht gefällt, dann ändert meinetwegen die Abstände in den einzelnen Überschrift-Vorlagen auf dem Reiter „Einzüge und Abstände“ bei „Abstand“ &gt; „über dem Absatz“ - aber schreibt keine Leerzeilen in den Text!<text:line-break/>Ein Effekt davon ist, dass es nie mehr eine leere Zeile am Beginn einer Seite gibt – allein das ist es doch schon Wert, oder ;-)</text:p>
      <text:h text:style-name="Heading_20_2" text:outline-level="2">Einige Anmerkungen zum gewählten Layout</text:h>
      <text:p text:style-name="Text_20_body">Ja, es ist schmal. Auf einer A4-Seite wäre noch Platz rechts und links. Wegen der Lese-Ergonomie sollen aber nicht mehr als ca. 60 Zeichen in der Zeile sein – vor allem, wenn man wie hier eine Grotesk-Schrift wählt. Außerdem kann so auch auf kleineren Monitoren noch der Navigator und/oder der Stylist eingeblendet werden. Zu guter Letzt neigen Menschen meiner Generation noch dazu, beim Korrekturlesen auf Papier einfach mehr Fehler zu finden als am Monitor – und irgendwo müssen die dann ja auch vermerkt werden (Im Diktat-Heft hieß das mal „Korrekturrand“).</text:p>
      <text:p text:style-name="Text_20_body">Die Schriftart ist auch nicht toll – aber Serifen werden am 96dpi-Monitor meist unscharf und stören beim konzentrierten Arbeiten am Text noch mehr. Daher wurde vorhin auch der Workflow erwähnt – für letzte Ausdrucke sollte man schon eine Serifenschrift als Brotschrift (für die Vorlage „Textkörper“) nehmen.</text:p>
      <text:h text:style-name="Heading_20_2" text:outline-level="2">Nur Überschriften, kein Text – und der Umbruch ist eigentümlich</text:h>
      <text:p text:style-name="Text_20_body">Drei Seiten nur Überschriften hat man ja manchmal, wenn man mit der reinen Textstruktur anfängt. Der Seitenumbruch ist dann aber erst mal was komisch – das liegt daran, dass das Dokument versucht, die Überschriften und den ihnen folgenden Text zusammen zu halten – das heißt in dem Fall: Alles. Sobald Text (oder Leerzeilen) zwischen den Überschriften eingefügt werden, gibt sich das wieder. (Ich liebe die Gliederungsansicht in MS-Word mit ihren Bearbeitungsfunktionen – das haben Sie uns noch voraus)</text:p>
      <text:p text:style-name="P6"/>
      <text:p text:style-name="P6"/>
      <text:p text:style-name="P6"/>
      <text:p text:style-name="P6"/>
      <text:p text:style-name="P6">Der Urheber dieser Vorlage ist Uwe Altmann, E-Mail: <text:a xlink:type="simple" xlink:href="mailto:uwe.altmann@altsys.de">uwe.altmann@altsys.de</text:a>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lierte Informatio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Lucida Bright" svg:font-family="'Lucida Bright'"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319cm" fo:margin-bottom="0cm" style:line-height-at-least="0.64cm" fo:orphans="2" fo:widows="2" fo:hyphenation-ladder-count="no-limit"/>
      <style:text-properties style:font-name="Arial1" fo:font-size="13pt" fo:hyphenate="true" fo:hyphenation-remain-char-count="2" fo:hyphenation-push-char-count="2"/>
    </style:style>
    <style:style style:name="Text_20_body" style:display-name="Text body" style:family="paragraph" style:parent-style-name="Standard" style:class="text" style:master-page-name="">
      <style:paragraph-properties>
        <style:tab-stops/>
      </style:paragraph-properties>
      <style:text-properties style:font-name="Arial1" fo:font-size="13pt"/>
      <style:map style:condition="list-level()=1" style:apply-style-name="Numbering_20_1"/>
      <style:map style:condition="list-level()=2" style:apply-style-name="Numbering_20_2"/>
    </style:style>
    <style:style style:name="Heading" style:family="paragraph" style:parent-style-name="Standard" style:next-style-name="Text_20_body" style:class="text" style:master-page-name="">
      <style:paragraph-properties fo:margin-top="0.423cm" fo:margin-bottom="0.212cm" style:line-height-at-least="0.64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1.91cm" fo:margin-bottom="0cm" fo:text-indent="0cm" style:auto-text-indent="false" fo:background-color="transparent" style:shadow="none">
        <style:tab-stops/>
        <style:background-image/>
      </style:paragraph-properties>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99cm" fo:margin-bottom="0cm" fo:text-indent="0cm" style:auto-text-indent="false">
        <style:tab-stops/>
      </style:paragraph-properties>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99cm" fo:margin-bottom="0cm" fo:text-indent="0cm" style:auto-text-indent="false"/>
      <style:text-properties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margin-top="0.99cm" fo:margin-bottom="0cm" fo:text-indent="0cm"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master-page-name="">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Numbering_20_1"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List_20_1" style:display-name="List 1" style:family="paragraph" style:parent-style-name="List" style:list-style-name="List_20_1" style:class="list" style:master-page-name="">
      <style:paragraph-properties fo:margin-left="0.499cm" fo:margin-right="0cm" fo:margin-top="0cm" fo:margin-bottom="0.212cm" fo:text-indent="-0.499cm" style:auto-text-indent="false"/>
    </style:style>
    <style:style style:name="Header" style:family="paragraph" style:parent-style-name="Standard" style:class="extra">
      <style:paragraph-properties fo:margin-left="0.199cm" fo:margin-right="0.199cm" fo:margin-top="0.6cm" fo:margin-bottom="0.6cm" fo:text-indent="0cm" style:auto-text-indent="false" fo:background-color="transparent" fo:padding="0cm" fo:border="none" text:number-lines="false" text:line-number="0">
        <style:tab-stops>
          <style:tab-stop style:position="8.498cm" style:type="center"/>
          <style:tab-stop style:position="16.999cm" style:type="right"/>
        </style:tab-stops>
        <style:background-image/>
      </style:paragraph-properties>
      <style:text-properties style:font-name="Arial1" fo:font-size="10pt"/>
    </style:style>
    <style:style style:name="Footer" style:family="paragraph" style:parent-style-name="Standard" style:class="extra" style:master-page-name="">
      <style:paragraph-properties fo:line-height="100%" fo:background-color="transparent" text:number-lines="false" text:line-number="0">
        <style:tab-stops>
          <style:tab-stop style:position="8.498cm" style:type="center"/>
          <style:tab-stop style:position="16.999cm" style:type="right"/>
        </style:tab-stops>
        <style:background-image/>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fo:margin-top="0.42cm" fo:margin-bottom="0cm" style:line-height-at-least="0.64cm" text:number-lines="false" text:line-number="0"/>
      <style:text-properties style:font-name="Arial" style:font-name-complex="Tahoma1"/>
    </style:style>
    <style:style style:name="Contents_20_1" style:display-name="Contents 1" style:family="paragraph" style:parent-style-name="Index" style:class="index" style:master-page-name="">
      <style:paragraph-properties fo:margin-left="0.7cm" fo:margin-right="0cm" fo:margin-top="0.64cm" fo:margin-bottom="0cm" fo:keep-together="always" fo:hyphenation-ladder-count="no-limit" fo:text-indent="-0.7cm" style:auto-text-indent="false" fo:break-before="auto" fo:break-after="auto">
        <style:tab-stops/>
      </style:paragraph-properties>
      <style:text-properties fo:font-size="13pt" fo:font-weight="bold" fo:hyphenate="true" fo:hyphenation-remain-char-count="2" fo:hyphenation-push-char-count="2"/>
    </style:style>
    <style:style style:name="Contents_20_2" style:display-name="Contents 2" style:family="paragraph" style:parent-style-name="Index" style:class="index">
      <style:paragraph-properties fo:margin-left="1.7cm" fo:margin-right="0cm" fo:margin-top="0.42cm" fo:margin-bottom="0cm" fo:text-indent="-1cm" style:auto-text-indent="false">
        <style:tab-stops>
          <style:tab-stop style:position="12.501cm" style:type="right" style:leader-style="dotted" style:leader-text="."/>
        </style:tab-stops>
      </style:paragraph-properties>
    </style:style>
    <style:style style:name="Contents_20_3" style:display-name="Contents 3" style:family="paragraph" style:parent-style-name="Index" style:class="index">
      <style:paragraph-properties fo:margin-left="3.099cm" fo:margin-right="0cm" fo:margin-top="0.42cm" fo:margin-bottom="0cm" style:line-height-at-least="0.64cm" fo:text-indent="-1.401cm" style:auto-text-indent="false">
        <style:tab-stops>
          <style:tab-stop style:position="12.002cm" style:type="right" style:leader-style="dotted" style:leader-text="."/>
        </style:tab-stops>
      </style:paragraph-properties>
    </style:style>
    <style:style style:name="Contents_20_4" style:display-name="Contents 4" style:family="paragraph" style:parent-style-name="Index" style:class="index">
      <style:paragraph-properties fo:margin-left="4.001cm" fo:margin-right="0cm" fo:text-indent="-1.7cm" style:auto-text-indent="false">
        <style:tab-stops>
          <style:tab-stop style:position="11.502cm" style:type="right" style:leader-style="dotted" style:leader-text="."/>
        </style:tab-stops>
      </style:paragraph-properties>
    </style:style>
    <style:style style:name="Contents_20_5" style:display-name="Contents 5" style:family="paragraph" style:parent-style-name="Index" style:class="index">
      <style:paragraph-properties fo:margin-left="4.001cm" fo:margin-right="0cm" fo:text-indent="0cm" style:auto-text-indent="false">
        <style:tab-stops>
          <style:tab-stop style:position="11.003cm" style:type="right" style:leader-style="dotted" style:leader-text="."/>
        </style:tab-stops>
      </style:paragraph-properties>
    </style:style>
    <style:style style:name="Quotations" style:family="paragraph" style:parent-style-name="Standard" style:class="html">
      <style:paragraph-properties fo:margin-left="1cm" fo:margin-right="1cm" fo:margin-top="0.319cm" fo:margin-bottom="0.499cm" fo:text-indent="0cm" style:auto-text-indent="false"/>
      <style:text-properties style:font-name="Lucida Bright" fo:font-style="italic"/>
    </style:style>
    <style:style style:name="Preformatted_20_Text" style:display-name="Preformatted Text" style:family="paragraph" style:parent-style-name="Standard" style:class="html">
      <style:paragraph-properties fo:margin-top="0.319cm" fo:margin-bottom="0cm"/>
      <style:text-properties style:font-name="Bitstream Vera Sans Mono" fo:font-size="10pt" style:font-name-asian="Bitstream Vera Sans Mono" style:font-size-asian="10pt" style:font-name-complex="Bitstream Vera Sans Mono" style:font-size-complex="10pt"/>
    </style:style>
    <style:style style:name="Titel_20_1" style:display-name="Titel 1" style:family="paragraph">
      <style:paragraph-properties fo:margin-top="0cm" fo:margin-bottom="0.42cm" fo:keep-together="always" fo:orphans="2" fo:widows="2" fo:keep-with-next="always"/>
      <style:text-properties style:use-window-font-color="true" style:font-name="Arial2" fo:font-size="24pt" fo:language="de" fo:country="DE" fo:font-weight="bold" style:font-name-asian="Times New Roman" style:font-size-asian="24pt" style:font-weight-asian="bold" style:font-name-complex="Times New Roman" style:font-size-complex="10pt"/>
    </style:style>
    <style:style style:name="Titel_20_2" style:display-name="Titel 2" style:family="paragraph" style:parent-style-name="Titel_20_1">
      <style:text-properties fo:font-size="18pt" style:font-size-asian="18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Absatz-Standardschriftart" style:family="text"/>
    <style:style style:name="Bullet_20_Symbols_20__28_user_29_" style:display-name="Bullet Symbols (user)" style:family="text"/>
    <text:outline-style>
      <text:outline-level-style text:level="1" style:num-suffix="." style:num-format="1">
        <style:list-level-properties text:min-label-width="1.199cm"/>
      </text:outline-level-style>
      <text:outline-level-style text:level="2" style:num-suffix="." style:num-format="1" text:display-levels="2">
        <style:list-level-properties text:min-label-width="1.499cm"/>
      </text:outline-level-style>
      <text:outline-level-style text:level="3" style:num-suffix="." style:num-format="1" text:display-levels="3">
        <style:list-level-properties text:min-label-width="1.9cm"/>
      </text:outline-level-style>
      <text:outline-level-style text:level="4" style:num-suffix="." style:num-format="1" text:display-levels="4">
        <style:list-level-properties text:min-label-width="2.499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Bullet_20_Symbols" text:bullet-char="●">
        <style:list-level-properties text:min-label-width="0.3cm"/>
        <style:text-properties style:font-name="StarSymbol"/>
      </text:list-level-style-bullet>
      <text:list-level-style-bullet text:level="2" text:style-name="Bullet_20_Symbols" text:bullet-char="●">
        <style:list-level-properties text:space-before="0.3cm" text:min-label-width="0.3cm"/>
        <style:text-properties style:font-name="StarSymbol"/>
      </text:list-level-style-bullet>
      <text:list-level-style-bullet text:level="3" text:style-name="Bullet_20_Symbols" text:bullet-char="●">
        <style:list-level-properties text:space-before="0.6cm" text:min-label-width="0.3cm"/>
        <style:text-properties style:font-name="StarSymbol"/>
      </text:list-level-style-bullet>
      <text:list-level-style-bullet text:level="4" text:style-name="Bullet_20_Symbols" text:bullet-char="●">
        <style:list-level-properties text:space-before="0.899cm" text:min-label-width="0.3cm"/>
        <style:text-properties style:font-name="StarSymbol"/>
      </text:list-level-style-bullet>
      <text:list-level-style-bullet text:level="5" text:style-name="Bullet_20_Symbols" text:bullet-char="●">
        <style:list-level-properties text:space-before="1.199cm" text:min-label-width="0.3cm"/>
        <style:text-properties style:font-name="StarSymbol"/>
      </text:list-level-style-bullet>
      <text:list-level-style-bullet text:level="6" text:style-name="Bullet_20_Symbols" text:bullet-char="●">
        <style:list-level-properties text:space-before="1.499cm" text:min-label-width="0.3cm"/>
        <style:text-properties style:font-name="StarSymbol"/>
      </text:list-level-style-bullet>
      <text:list-level-style-bullet text:level="7" text:style-name="Bullet_20_Symbols" text:bullet-char="●">
        <style:list-level-properties text:space-before="1.801cm" text:min-label-width="0.3cm"/>
        <style:text-properties style:font-name="StarSymbol"/>
      </text:list-level-style-bullet>
      <text:list-level-style-bullet text:level="8" text:style-name="Bullet_20_Symbols" text:bullet-char="●">
        <style:list-level-properties text:space-before="2.101cm" text:min-label-width="0.3cm"/>
        <style:text-properties style:font-name="StarSymbol"/>
      </text:list-level-style-bullet>
      <text:list-level-style-bullet text:level="9" text:style-name="Bullet_20_Symbols" text:bullet-char="●">
        <style:list-level-properties text:space-before="2.401cm" text:min-label-width="0.3cm"/>
        <style:text-properties style:font-name="StarSymbol"/>
      </text:list-level-style-bullet>
      <text:list-level-style-bullet text:level="10" text:style-name="Bullet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Bullet_20_Symbols" text:bullet-char="✔">
        <style:list-level-properties text:min-label-width="0.395cm"/>
        <style:text-properties style:font-name="StarSymbol"/>
      </text:list-level-style-bullet>
      <text:list-level-style-bullet text:level="2" text:style-name="Bullet_20_Symbols" text:bullet-char="✔">
        <style:list-level-properties text:space-before="0.395cm" text:min-label-width="0.395cm"/>
        <style:text-properties style:font-name="StarSymbol"/>
      </text:list-level-style-bullet>
      <text:list-level-style-bullet text:level="3" text:style-name="Bullet_20_Symbols" text:bullet-char="✔">
        <style:list-level-properties text:min-label-width="0.395cm"/>
        <style:text-properties style:font-name="StarSymbol"/>
      </text:list-level-style-bullet>
      <text:list-level-style-bullet text:level="4" text:style-name="Bullet_20_Symbols" text:bullet-char="✔">
        <style:list-level-properties text:space-before="0.395cm" text:min-label-width="0.395cm"/>
        <style:text-properties style:font-name="StarSymbol"/>
      </text:list-level-style-bullet>
      <text:list-level-style-bullet text:level="5" text:style-name="Bullet_20_Symbols" text:bullet-char="✔">
        <style:list-level-properties text:min-label-width="0.395cm"/>
        <style:text-properties style:font-name="StarSymbol"/>
      </text:list-level-style-bullet>
      <text:list-level-style-bullet text:level="6" text:style-name="Bullet_20_Symbols" text:bullet-char="✔">
        <style:list-level-properties text:space-before="0.395cm" text:min-label-width="0.395cm"/>
        <style:text-properties style:font-name="StarSymbol"/>
      </text:list-level-style-bullet>
      <text:list-level-style-bullet text:level="7" text:style-name="Bullet_20_Symbols" text:bullet-char="✔">
        <style:list-level-properties text:min-label-width="0.395cm"/>
        <style:text-properties style:font-name="StarSymbol"/>
      </text:list-level-style-bullet>
      <text:list-level-style-bullet text:level="8" text:style-name="Bullet_20_Symbols" text:bullet-char="✔">
        <style:list-level-properties text:space-before="0.395cm" text:min-label-width="0.395cm"/>
        <style:text-properties style:font-name="StarSymbol"/>
      </text:list-level-style-bullet>
      <text:list-level-style-bullet text:level="9" text:style-name="Bullet_20_Symbols" text:bullet-char="✔">
        <style:list-level-properties text:min-label-width="0.395cm"/>
        <style:text-properties style:font-name="StarSymbol"/>
      </text:list-level-style-bullet>
      <text:list-level-style-bullet text:level="10" text:style-name="Bullet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5" style:display-name="List 5">
      <text:list-level-style-image text:level="1" text:style-name="Bullet_20_Symbols_20__28_user_29_" xlink:href="Pictures/100002000000000B0000000BAD27F3FA.gif" xlink:type="simple" xlink:show="embed" xlink:actuate="onLoad">
        <style:list-level-properties text:min-label-width="0.4cm" style:vertical-pos="middle" style:vertical-rel="line" fo:width="0.291cm" fo:height="0.291cm"/>
      </text:list-level-style-image>
      <text:list-level-style-image text:level="2" text:style-name="Bullet_20_Symbols_20__28_user_29_" xlink:href="Pictures/100002000000000B0000000BAD27F3FA.gif" xlink:type="simple" xlink:show="embed" xlink:actuate="onLoad">
        <style:list-level-properties text:space-before="0.401cm" text:min-label-width="0.4cm" style:vertical-pos="middle" style:vertical-rel="line" fo:width="0.291cm" fo:height="0.291cm"/>
      </text:list-level-style-image>
      <text:list-level-style-image text:level="3" text:style-name="Bullet_20_Symbols_20__28_user_29_" xlink:href="Pictures/100002000000000B0000000BAD27F3FA.gif" xlink:type="simple" xlink:show="embed" xlink:actuate="onLoad">
        <style:list-level-properties text:space-before="0.799cm" text:min-label-width="0.4cm" style:vertical-pos="middle" style:vertical-rel="line" fo:width="0.291cm" fo:height="0.291cm"/>
      </text:list-level-style-image>
      <text:list-level-style-image text:level="4" text:style-name="Bullet_20_Symbols_20__28_user_29_" xlink:href="Pictures/100002000000000B0000000BAD27F3FA.gif" xlink:type="simple" xlink:show="embed" xlink:actuate="onLoad">
        <style:list-level-properties text:space-before="1.2cm" text:min-label-width="0.4cm" style:vertical-pos="middle" style:vertical-rel="line" fo:width="0.291cm" fo:height="0.291cm"/>
      </text:list-level-style-image>
      <text:list-level-style-image text:level="5" text:style-name="Bullet_20_Symbols_20__28_user_29_" xlink:href="Pictures/100002000000000B0000000BAD27F3FA.gif" xlink:type="simple" xlink:show="embed" xlink:actuate="onLoad">
        <style:list-level-properties text:space-before="1.6cm" text:min-label-width="0.4cm" style:vertical-pos="middle" style:vertical-rel="line" fo:width="0.291cm" fo:height="0.291cm"/>
      </text:list-level-style-image>
      <text:list-level-style-image text:level="6" text:style-name="Bullet_20_Symbols_20__28_user_29_" xlink:href="Pictures/100002000000000B0000000BAD27F3FA.gif" xlink:type="simple" xlink:show="embed" xlink:actuate="onLoad">
        <style:list-level-properties text:space-before="2.001cm" text:min-label-width="0.4cm" style:vertical-pos="middle" style:vertical-rel="line" fo:width="0.291cm" fo:height="0.291cm"/>
      </text:list-level-style-image>
      <text:list-level-style-image text:level="7" text:style-name="Bullet_20_Symbols_20__28_user_29_" xlink:href="Pictures/100002000000000B0000000BAD27F3FA.gif" xlink:type="simple" xlink:show="embed" xlink:actuate="onLoad">
        <style:list-level-properties text:space-before="2.399cm" text:min-label-width="0.4cm" style:vertical-pos="middle" style:vertical-rel="line" fo:width="0.291cm" fo:height="0.291cm"/>
      </text:list-level-style-image>
      <text:list-level-style-image text:level="8" text:style-name="Bullet_20_Symbols_20__28_user_29_" xlink:href="Pictures/100002000000000B0000000BAD27F3FA.gif" xlink:type="simple" xlink:show="embed" xlink:actuate="onLoad">
        <style:list-level-properties text:space-before="2.8cm" text:min-label-width="0.4cm" style:vertical-pos="middle" style:vertical-rel="line" fo:width="0.291cm" fo:height="0.291cm"/>
      </text:list-level-style-image>
      <text:list-level-style-image text:level="9" text:style-name="Bullet_20_Symbols_20__28_user_29_" xlink:href="Pictures/100002000000000B0000000BAD27F3FA.gif" xlink:type="simple" xlink:show="embed" xlink:actuate="onLoad">
        <style:list-level-properties text:space-before="3.2cm" text:min-label-width="0.4cm" style:vertical-pos="middle" style:vertical-rel="line" fo:width="0.291cm" fo:height="0.291cm"/>
      </text:list-level-style-image>
      <text:list-level-style-image text:level="10" text:style-name="Bullet_20_Symbols_20__28_user_29_" xlink:href="Pictures/100002000000000B0000000BAD27F3FA.gif" xlink:type="simple" xlink:show="embed" xlink:actuate="onLoad">
        <style:list-level-properties text:space-before="3.601cm" text:min-label-width="0.4cm" style:vertical-pos="middle" style:vertical-rel="line" fo:width="0.291cm" fo:height="0.291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Kopfzeile" style:family="table">
      <style:table-properties style:width="13cm" table:align="margins"/>
    </style:style>
    <style:style style:name="Kopfzeile.A" style:family="table-column">
      <style:table-column-properties style:column-width="3.678cm" style:rel-column-width="18536*"/>
    </style:style>
    <style:style style:name="Kopfzeile.B" style:family="table-column">
      <style:table-column-properties style:column-width="9.322cm" style:rel-column-width="46999*"/>
    </style:style>
    <style:style style:name="Kopfzeile.A1" style:family="table-cell">
      <style:table-cell-properties fo:background-color="#000000" fo:padding-left="0.101cm" fo:padding-right="0.101cm" fo:padding-top="0.15cm" fo:padding-bottom="0.15cm" fo:border="none">
        <style:background-image/>
      </style:table-cell-properties>
    </style:style>
    <style:style style:name="Kopfzeile.B1" style:family="table-cell">
      <style:table-cell-properties fo:padding-left="0.101cm" fo:padding-right="0.101cm" fo:padding-top="0.15cm" fo:padding-bottom="0.15cm" fo:border-left="none" fo:border-right="none" fo:border-top="none" fo:border-bottom="0.002cm solid #000000"/>
    </style:style>
    <style:style style:name="Fusszeillen-Orgaleiste" style:family="table">
      <style:table-properties style:width="13cm" table:align="margins"/>
    </style:style>
    <style:style style:name="Fusszeillen-Orgaleiste.A" style:family="table-column">
      <style:table-column-properties style:column-width="3.059cm" style:rel-column-width="15423*"/>
    </style:style>
    <style:style style:name="Fusszeillen-Orgaleiste.B" style:family="table-column">
      <style:table-column-properties style:column-width="5.001cm" style:rel-column-width="25207*"/>
    </style:style>
    <style:style style:name="Fusszeillen-Orgaleiste.C" style:family="table-column">
      <style:table-column-properties style:column-width="4.941cm" style:rel-column-width="24905*"/>
    </style:style>
    <style:style style:name="Fusszeillen-Orgaleiste.A1" style:family="table-cell">
      <style:table-cell-properties fo:padding="0.097cm" fo:border-left="none" fo:border-right="none" fo:border-top="0.002cm solid #000000" fo:border-bottom="none"/>
    </style:style>
    <style:style style:name="Fusszeillen-Orgaleiste.A2" style:family="table-cell">
      <style:table-cell-properties fo:padding="0.097cm" fo:border="none"/>
    </style:style>
    <style:style style:name="P1" style:family="paragraph" style:parent-style-name="Header">
      <style:paragraph-properties fo:text-align="center" style:justify-single-word="false"/>
      <style:text-properties fo:color="#ffffff" fo:font-weight="bold" style:font-weight-asian="bold"/>
    </style:style>
    <style:style style:name="P2" style:family="paragraph" style:parent-style-name="Header">
      <style:paragraph-properties fo:margin-left="0cm" fo:margin-right="-0.011cm" fo:text-align="end" style:justify-single-word="false" fo:text-indent="0cm" style:auto-text-indent="false"/>
      <style:text-properties fo:font-size="12pt" fo:language="none" fo:country="none" style:font-size-asian="12pt"/>
    </style:style>
    <style:style style:name="P3" style:family="paragraph" style:parent-style-name="Footer">
      <style:paragraph-properties fo:text-align="start" style:justify-single-word="false"/>
    </style:style>
    <style:style style:name="P4" style:family="paragraph" style:parent-style-name="Footer">
      <style:paragraph-properties fo:text-align="center" style:justify-single-word="false"/>
    </style:style>
    <style:style style:name="P5" style:family="paragraph" style:parent-style-name="Footer">
      <style:paragraph-properties fo:text-align="end" style:justify-single-word="false"/>
    </style:style>
    <style:page-layout style:name="pm1">
      <style:page-layout-properties fo:page-width="21.001cm" fo:page-height="29.7cm" style:num-format="1" style:print-orientation="portrait" fo:margin-top="1.85cm" fo:margin-bottom="1.3cm" fo:margin-left="4.001cm" fo:margin-right="4.001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148cm" fo:margin-left="0cm" fo:margin-right="0cm" fo:margin-bottom="1.649cm" style:dynamic-spacing="true"/>
      </style:header-style>
      <style:footer-style>
        <style:header-footer-properties fo:min-height="0.998cm" fo:margin-left="0cm" fo:margin-right="0cm" fo:margin-top="0.499cm"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Kopfzeile" table:style-name="Kopfzeile">
          <table:table-column table:style-name="Kopfzeile.A"/>
          <table:table-column table:style-name="Kopfzeile.B"/>
          <table:table-header-rows>
            <table:table-row>
              <table:table-cell table:style-name="Kopfzeile.A1" office:value-type="string">
                <text:p text:style-name="P1">ARBEITSPAPIER</text:p>
              </table:table-cell>
              <table:table-cell table:style-name="Kopfzeile.B1" office:value-type="string">
                <text:p text:style-name="P2"><text:bookmark-ref text:reference-format="text" text:ref-name="Titel">Das „Entwurfs“-Formular</text:bookmark-ref></text:p>
              </table:table-cell>
            </table:table-row>
          </table:table-header-rows>
        </table:table>
      </style:header>
      <style:footer>
        <table:table table:name="Fusszeillen-Orgaleiste" table:style-name="Fusszeillen-Orgaleiste">
          <table:table-column table:style-name="Fusszeillen-Orgaleiste.A"/>
          <table:table-column table:style-name="Fusszeillen-Orgaleiste.B"/>
          <table:table-column table:style-name="Fusszeillen-Orgaleiste.C"/>
          <table:table-header-rows>
            <table:table-row>
              <table:table-cell table:style-name="Fusszeillen-Orgaleiste.A1" office:value-type="string">
                <text:p text:style-name="P3">Rev.Nr.: <text:editing-cycles>5</text:editing-cycles></text:p>
              </table:table-cell>
              <table:table-cell table:style-name="Fusszeillen-Orgaleiste.A1" office:value-type="string">
                <text:p text:style-name="P4">Erstellt von: <text:initial-creator>Uwe Altmann</text:initial-creator></text:p>
              </table:table-cell>
              <table:table-cell table:style-name="Fusszeillen-Orgaleiste.A1" office:value-type="string">
                <text:p text:style-name="P5">Seite <text:span text:style-name="Page_20_Number"><text:page-number text:select-page="current">6</text:page-number></text:span><text:span text:style-name="Page_20_Number"> von </text:span><text:span text:style-name="Page_20_Number"><text:page-count style:num-format="1">6</text:page-count></text:span></text:p>
              </table:table-cell>
            </table:table-row>
          </table:table-header-rows>
          <table:table-row>
            <table:table-cell table:style-name="Fusszeillen-Orgaleiste.A2" office:value-type="string">
              <text:p text:style-name="Footer">Erstellt: <text:creation-date style:data-style-name="N37">24.02.06</text:creation-date></text:p>
            </table:table-cell>
            <table:table-cell table:style-name="Fusszeillen-Orgaleiste.A2" office:value-type="string">
              <text:p text:style-name="P4">Letzte Änderung: <text:creator>André Schnabel</text:creator></text:p>
            </table:table-cell>
            <table:table-cell table:style-name="Fusszeillen-Orgaleiste.A2" office:value-type="string">
              <text:p text:style-name="P5"><text:file-name text:display="name">entwurf</text:file-name></text:p>
            </table:table-cell>
          </table:table-row>
        </table:table>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52$Build-9000$CWS-chart2mst3</meta:generator>
    <dc:title>Entwurf</dc:title>
    <dc:description>Der Urheber dieser Vorlage ist / 
The Initial Developer of this template is:
	Uwe Altmann (uwe.altmann@web.de)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

This template is free software; you can redistribute it and/or modify it under the terms of the GNU Lesser General Public License version 2.1, as published by the Free Software Foundation.

The complete licensing terms of the GNU LGPL can be found at http://www.gnu.org/copyleft/lesser.html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dc:description>
    <dc:subject>Arbeitspapier</dc:subject>
    <meta:initial-creator>Uwe Altmann</meta:initial-creator>
    <meta:creation-date>2006-02-24T10:06:02</meta:creation-date>
    <dc:creator>André Schnabel</dc:creator>
    <dc:date>2006-04-06T21:46:09</dc:date>
    <dc:language>de-DE</dc:language>
    <meta:editing-cycles>5</meta:editing-cycles>
    <meta:editing-duration>PT1H11M26S</meta:editing-duration>
    <meta:user-defined meta:name="Info 1"/>
    <meta:user-defined meta:name="Info 2"/>
    <meta:user-defined meta:name="Info 3"/>
    <meta:user-defined meta:name="Info 4"/>
    <meta:document-statistic meta:table-count="2" meta:image-count="0" meta:object-count="0" meta:page-count="6" meta:paragraph-count="56" meta:word-count="978" meta:character-count="6513"/>
  </office:meta>
</office:document-meta>
</file>